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RegisterModel" style:family="table">
      <style:table-properties style:width="17.013cm" fo:margin-left="0cm" table:align="left" fo:keep-with-next="always" style:may-break-between-rows="true" table:border-model="collapsing"/>
    </style:style>
    <style:style style:name="RegisterModel.A" style:family="table-column">
      <style:table-column-properties style:column-width="1.508cm"/>
    </style:style>
    <style:style style:name="RegisterModel.B" style:family="table-column">
      <style:table-column-properties style:column-width="3.466cm"/>
    </style:style>
    <style:style style:name="RegisterModel.C" style:family="table-column">
      <style:table-column-properties style:column-width="2.963cm"/>
    </style:style>
    <style:style style:name="RegisterModel.D" style:family="table-column">
      <style:table-column-properties style:column-width="9.075cm"/>
    </style:style>
    <style:style style:name="RegisterModel.1" style:family="table-row">
      <style:table-row-properties fo:keep-together="auto"/>
    </style:style>
    <style:style style:name="RegisterModel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RegisterModel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egisterModel.C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RegisterModel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RegisterModel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GassignmentTable" style:family="table">
      <style:table-properties style:width="8.837cm" table:align="left" style:may-break-between-rows="true" table:border-model="collapsing"/>
    </style:style>
    <style:style style:name="REGassignmentTable.A" style:family="table-column">
      <style:table-column-properties style:column-width="2.143cm"/>
    </style:style>
    <style:style style:name="REGassignmentTable.B" style:family="table-column">
      <style:table-column-properties style:column-width="3.524cm"/>
    </style:style>
    <style:style style:name="REGassignmentTable.C" style:family="table-column">
      <style:table-column-properties style:column-width="1.715cm"/>
    </style:style>
    <style:style style:name="REGassignmentTable.D" style:family="table-column">
      <style:table-column-properties style:column-width="1.455cm"/>
    </style:style>
    <style:style style:name="REGassignmentTable.1" style:family="table-row">
      <style:table-row-properties fo:keep-together="auto"/>
    </style:style>
    <style:style style:name="REGassignmentTable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REGassignmentTable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REGassignmentTable.C2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REGassignmentTable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REGassignmentTable.B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REGassignmentTable.C9" style:family="table-cell" style:data-style-name="N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REGassignmentTable.D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Flags" style:family="table">
      <style:table-properties style:width="17.006cm" table:align="margins"/>
    </style:style>
    <style:style style:name="Flags.A" style:family="table-column">
      <style:table-column-properties style:column-width="3.401cm" style:rel-column-width="13107*"/>
    </style:style>
    <style:style style:name="Flag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lags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lags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lag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ags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ags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ags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ags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lags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ags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ags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ags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ags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ructionSetOverview" style:family="table">
      <style:table-properties style:width="17.006cm" fo:margin-left="0cm" fo:margin-right="0cm" fo:break-before="page" table:align="margins"/>
    </style:style>
    <style:style style:name="InstructionSetOverview.A" style:family="table-column">
      <style:table-column-properties style:column-width="2.9cm" style:rel-column-width="11178*"/>
    </style:style>
    <style:style style:name="InstructionSetOverview.B" style:family="table-column">
      <style:table-column-properties style:column-width="2.902cm" style:rel-column-width="11185*"/>
    </style:style>
    <style:style style:name="InstructionSetOverview.E" style:family="table-column">
      <style:table-column-properties style:column-width="5.399cm" style:rel-column-width="20809*"/>
    </style:style>
    <style:style style:name="InstructionSetOverview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SetOverview.E1" style:family="table-cell">
      <style:table-cell-properties fo:padding="0.097cm" fo:border="0.05pt solid #000000"/>
    </style:style>
    <style:style style:name="InstructionSetOverview.A2" style:family="table-cell">
      <style:table-cell-properties fo:padding="0.097cm" fo:border-left="0.05pt solid #000000" fo:border-right="none" fo:border-top="none" fo:border-bottom="0.05pt solid #000000"/>
    </style:style>
    <style:style style:name="InstructionSetOverview.E2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Overview.4" style:family="table-row">
      <style:table-row-properties style:min-row-height="0.651cm"/>
    </style:style>
    <style:style style:name="InstructionSetOverview.5" style:family="table-row">
      <style:table-row-properties style:min-row-height="0.628cm"/>
    </style:style>
    <style:style style:name="InstructionSetOverview.57" style:family="table-row">
      <style:table-row-properties style:min-row-height="0.566cm"/>
    </style:style>
    <style:style style:name="P1" style:family="paragraph" style:parent-style-name="Standard">
      <style:text-properties officeooo:rsid="002822cf" officeooo:paragraph-rsid="002822cf"/>
    </style:style>
    <style:style style:name="P2" style:family="paragraph" style:parent-style-name="Standard">
      <style:text-properties officeooo:rsid="002949b7" officeooo:paragraph-rsid="002949b7"/>
    </style:style>
    <style:style style:name="P3" style:family="paragraph" style:parent-style-name="Table_20_Contents">
      <style:text-properties officeooo:rsid="002043fc" officeooo:paragraph-rsid="002043fc"/>
    </style:style>
    <style:style style:name="P4" style:family="paragraph" style:parent-style-name="Table_20_Contents">
      <style:text-properties officeooo:rsid="002043fc" officeooo:paragraph-rsid="00235fc0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35fc0" officeooo:paragraph-rsid="00235fc0" style:font-weight-asian="bold" style:font-weight-complex="bold"/>
    </style:style>
    <style:style style:name="P6" style:family="paragraph" style:parent-style-name="Table_20_Contents">
      <style:text-properties fo:font-weight="bold" officeooo:rsid="002822cf" officeooo:paragraph-rsid="002822c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822cf" officeooo:paragraph-rsid="002822c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949b7" officeooo:paragraph-rsid="002949b7" style:font-weight-asian="bold" style:font-weight-complex="bold"/>
    </style:style>
    <style:style style:name="P9" style:family="paragraph" style:parent-style-name="Text_20_body">
      <style:text-properties fo:font-weight="bold" officeooo:rsid="0045a8e9" officeooo:paragraph-rsid="0045a8e9" style:font-weight-asian="bold" style:font-weight-complex="bold"/>
    </style:style>
    <style:style style:name="P10" style:family="paragraph" style:parent-style-name="Table_20_Contents">
      <style:text-properties officeooo:rsid="00267862" officeooo:paragraph-rsid="00267862"/>
    </style:style>
    <style:style style:name="P11" style:family="paragraph" style:parent-style-name="Table_20_Contents">
      <style:text-properties officeooo:rsid="0027ecba" officeooo:paragraph-rsid="0027ecba"/>
    </style:style>
    <style:style style:name="P12" style:family="paragraph" style:parent-style-name="Table_20_Contents">
      <style:text-properties officeooo:rsid="0027ecba" officeooo:paragraph-rsid="0053d9ec"/>
    </style:style>
    <style:style style:name="P13" style:family="paragraph" style:parent-style-name="Text_20_body">
      <style:text-properties officeooo:rsid="001d45c5" officeooo:paragraph-rsid="001d45c5"/>
    </style:style>
    <style:style style:name="P14" style:family="paragraph" style:parent-style-name="Title">
      <style:text-properties officeooo:rsid="001d45c5" officeooo:paragraph-rsid="001d45c5"/>
    </style:style>
    <style:style style:name="P15" style:family="paragraph" style:parent-style-name="Text_20_body">
      <style:text-properties officeooo:rsid="001d45c5" officeooo:paragraph-rsid="002043fc"/>
    </style:style>
    <style:style style:name="P16" style:family="paragraph" style:parent-style-name="Text_20_body">
      <style:text-properties officeooo:rsid="0024c1ec" officeooo:paragraph-rsid="0024c1ec"/>
    </style:style>
    <style:style style:name="P17" style:family="paragraph" style:parent-style-name="Standard">
      <style:text-properties officeooo:rsid="002c3174" officeooo:paragraph-rsid="002c3174"/>
    </style:style>
    <style:style style:name="P18" style:family="paragraph" style:parent-style-name="Footnote">
      <style:text-properties officeooo:rsid="0036829b" officeooo:paragraph-rsid="0036829b"/>
    </style:style>
    <style:style style:name="P19" style:family="paragraph" style:parent-style-name="Standard">
      <style:text-properties officeooo:rsid="00336893" officeooo:paragraph-rsid="00336893"/>
    </style:style>
    <style:style style:name="P20" style:family="paragraph" style:parent-style-name="Table_20_Contents">
      <style:text-properties officeooo:rsid="0031ae41" officeooo:paragraph-rsid="0031ae41"/>
    </style:style>
    <style:style style:name="P21" style:family="paragraph" style:parent-style-name="Table_20_Contents">
      <style:text-properties fo:font-weight="normal" officeooo:rsid="00349ac4" officeooo:paragraph-rsid="00349ac4" style:font-weight-asian="normal" style:font-weight-complex="normal"/>
    </style:style>
    <style:style style:name="P22" style:family="paragraph" style:parent-style-name="Table_20_Contents">
      <style:text-properties fo:font-weight="normal" officeooo:rsid="006e6f6b" officeooo:paragraph-rsid="006e6f6b" style:font-weight-asian="normal" style:font-weight-complex="normal"/>
    </style:style>
    <style:style style:name="P23" style:family="paragraph" style:parent-style-name="Table_20_Contents">
      <style:text-properties fo:font-weight="normal" officeooo:rsid="00727a9b" officeooo:paragraph-rsid="00727a9b" style:font-weight-asian="normal" style:font-weight-complex="normal"/>
    </style:style>
    <style:style style:name="P24" style:family="paragraph" style:parent-style-name="Table_20_Contents">
      <style:text-properties fo:font-weight="normal" officeooo:rsid="00742ee6" officeooo:paragraph-rsid="00742ee6" style:font-weight-asian="normal" style:font-weight-complex="normal"/>
    </style:style>
    <style:style style:name="P25" style:family="paragraph" style:parent-style-name="Standard">
      <style:text-properties officeooo:rsid="00392d97" officeooo:paragraph-rsid="00392d97"/>
    </style:style>
    <style:style style:name="P26" style:family="paragraph" style:parent-style-name="Standard">
      <style:text-properties officeooo:rsid="00398969" officeooo:paragraph-rsid="00398969"/>
    </style:style>
    <style:style style:name="P27" style:family="paragraph" style:parent-style-name="Table_20_Contents">
      <style:text-properties officeooo:rsid="003ae9b8" officeooo:paragraph-rsid="003ae9b8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3ea" officeooo:paragraph-rsid="00401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3ea" officeooo:paragraph-rsid="00401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598" officeooo:paragraph-rsid="00404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598" officeooo:paragraph-rsid="00404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5a9" officeooo:paragraph-rsid="004225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7c72" officeooo:paragraph-rsid="00627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text-properties officeooo:rsid="004cf250" officeooo:paragraph-rsid="004cf250"/>
    </style:style>
    <style:style style:name="P40" style:family="paragraph" style:parent-style-name="Text_20_body">
      <style:text-properties officeooo:rsid="0045a8e9" officeooo:paragraph-rsid="0045a8e9"/>
    </style:style>
    <style:style style:name="P41" style:family="paragraph" style:parent-style-name="Text_20_body">
      <style:text-properties officeooo:rsid="00486a28" officeooo:paragraph-rsid="00486a28"/>
    </style:style>
    <style:style style:name="P42" style:family="paragraph" style:parent-style-name="Footnote">
      <style:text-properties officeooo:rsid="005143c3" officeooo:paragraph-rsid="005143c3"/>
    </style:style>
    <style:style style:name="P43" style:family="paragraph" style:parent-style-name="Table">
      <style:paragraph-properties fo:keep-with-next="always"/>
    </style:style>
    <style:style style:name="P44" style:family="paragraph" style:parent-style-name="Table_20_Contents">
      <style:text-properties officeooo:rsid="00562ac6" officeooo:paragraph-rsid="00562ac6"/>
    </style:style>
    <style:style style:name="P45" style:family="paragraph" style:parent-style-name="Text_20_body">
      <style:text-properties officeooo:rsid="00260e8a" officeooo:paragraph-rsid="00260e8a"/>
    </style:style>
    <style:style style:name="P46" style:family="paragraph" style:parent-style-name="Text_20_body">
      <style:text-properties officeooo:rsid="00260e8a" officeooo:paragraph-rsid="002043fc"/>
    </style:style>
    <style:style style:name="P47" style:family="paragraph" style:parent-style-name="Text_20_body">
      <style:text-properties officeooo:rsid="005bd517" officeooo:paragraph-rsid="005bd517"/>
    </style:style>
    <style:style style:name="P48" style:family="paragraph" style:parent-style-name="Table_20_Contents">
      <style:text-properties officeooo:rsid="005bd517" officeooo:paragraph-rsid="005f7da0"/>
    </style:style>
    <style:style style:name="P49" style:family="paragraph" style:parent-style-name="Text_20_body">
      <style:text-properties officeooo:rsid="005bd517" officeooo:paragraph-rsid="005cbb60"/>
    </style:style>
    <style:style style:name="P50" style:family="paragraph" style:parent-style-name="Text_20_body">
      <style:text-properties officeooo:paragraph-rsid="00627c72"/>
    </style:style>
    <style:style style:name="P51" style:family="paragraph" style:parent-style-name="Standard">
      <style:text-properties officeooo:rsid="006e6f6b" officeooo:paragraph-rsid="006e6f6b"/>
    </style:style>
    <style:style style:name="P52" style:family="paragraph" style:parent-style-name="Table_20_Contents">
      <style:text-properties officeooo:rsid="006e6f6b" officeooo:paragraph-rsid="006e6f6b"/>
    </style:style>
    <style:style style:name="P53" style:family="paragraph" style:parent-style-name="Text_20_body">
      <style:text-properties officeooo:rsid="0071a516" officeooo:paragraph-rsid="0071a516"/>
    </style:style>
    <style:style style:name="P54" style:family="paragraph" style:parent-style-name="Standard">
      <style:text-properties officeooo:rsid="00727a9b" officeooo:paragraph-rsid="00727a9b"/>
    </style:style>
    <style:style style:name="P55" style:family="paragraph" style:parent-style-name="Text_20_body">
      <style:text-properties officeooo:rsid="00727a9b" officeooo:paragraph-rsid="00727a9b"/>
    </style:style>
    <style:style style:name="P56" style:family="paragraph" style:parent-style-name="Standard">
      <style:text-properties officeooo:rsid="00742ee6" officeooo:paragraph-rsid="00742ee6"/>
    </style:style>
    <style:style style:name="P57" style:family="paragraph" style:parent-style-name="Text_20_body">
      <style:text-properties officeooo:rsid="00704ae7" officeooo:paragraph-rsid="00727a9b"/>
    </style:style>
    <style:style style:name="P58" style:family="paragraph" style:parent-style-name="Heading_20_1">
      <style:text-properties officeooo:rsid="006e3a7d" officeooo:paragraph-rsid="006e3a7d"/>
    </style:style>
    <style:style style:name="P59" style:family="paragraph" style:parent-style-name="Heading_20_1">
      <style:text-properties officeooo:rsid="003c66a9" officeooo:paragraph-rsid="003c66a9"/>
    </style:style>
    <style:style style:name="P60" style:family="paragraph" style:parent-style-name="Heading_20_1">
      <style:text-properties officeooo:rsid="00627c72" officeooo:paragraph-rsid="00627c72"/>
    </style:style>
    <style:style style:name="P61" style:family="paragraph" style:parent-style-name="Heading_20_1">
      <style:text-properties officeooo:rsid="002043fc" officeooo:paragraph-rsid="002043fc"/>
    </style:style>
    <style:style style:name="P62" style:family="paragraph" style:parent-style-name="Heading_20_1">
      <style:text-properties officeooo:rsid="005bd517" officeooo:paragraph-rsid="005bd517"/>
    </style:style>
    <style:style style:name="P63" style:family="paragraph" style:parent-style-name="Heading_20_2">
      <style:text-properties officeooo:rsid="005bd517" officeooo:paragraph-rsid="005bd517"/>
    </style:style>
    <style:style style:name="P64" style:family="paragraph" style:parent-style-name="Text_20_body" style:list-style-name="L1">
      <style:text-properties officeooo:paragraph-rsid="00727a9b"/>
    </style:style>
    <style:style style:name="P65" style:family="paragraph" style:parent-style-name="Text_20_body" style:list-style-name="L1">
      <style:text-properties officeooo:rsid="00704ae7" officeooo:paragraph-rsid="00727a9b"/>
    </style:style>
    <style:style style:name="P66" style:family="paragraph" style:parent-style-name="Text_20_body" style:list-style-name="L1">
      <style:text-properties officeooo:rsid="007101a8" officeooo:paragraph-rsid="00727a9b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1e865b"/>
    </style:style>
    <style:style style:name="T2" style:family="text">
      <style:text-properties officeooo:rsid="00235fc0"/>
    </style:style>
    <style:style style:name="T3" style:family="text">
      <style:text-properties officeooo:rsid="00267862"/>
    </style:style>
    <style:style style:name="T4" style:family="text">
      <style:text-properties officeooo:rsid="002ad758"/>
    </style:style>
    <style:style style:name="T5" style:family="text">
      <style:text-properties officeooo:rsid="002c3174"/>
    </style:style>
    <style:style style:name="T6" style:family="text">
      <style:text-properties officeooo:rsid="00336893"/>
    </style:style>
    <style:style style:name="T7" style:family="text">
      <style:text-properties officeooo:rsid="003a78f2"/>
    </style:style>
    <style:style style:name="T8" style:family="text">
      <style:text-properties officeooo:rsid="004c036d"/>
    </style:style>
    <style:style style:name="T9" style:family="text">
      <style:text-properties officeooo:rsid="004cf250"/>
    </style:style>
    <style:style style:name="T10" style:family="text">
      <style:text-properties officeooo:rsid="00548fe4"/>
    </style:style>
    <style:style style:name="T11" style:family="text">
      <style:text-properties officeooo:rsid="00550b36"/>
    </style:style>
    <style:style style:name="T12" style:family="text">
      <style:text-properties officeooo:rsid="005cbb60"/>
    </style:style>
    <style:style style:name="T13" style:family="text">
      <style:text-properties officeooo:rsid="005eaafc"/>
    </style:style>
    <style:style style:name="T14" style:family="text">
      <style:text-properties officeooo:rsid="006429a4"/>
    </style:style>
    <style:style style:name="T15" style:family="text">
      <style:text-properties officeooo:rsid="0067b1d1"/>
    </style:style>
    <style:style style:name="T16" style:family="text">
      <style:text-properties officeooo:rsid="006b1d6a"/>
    </style:style>
    <style:style style:name="T17" style:family="text">
      <style:text-properties fo:font-weight="normal" officeooo:rsid="006e6f6b" style:font-weight-asian="normal" style:font-weight-complex="normal"/>
    </style:style>
    <style:style style:name="T18" style:family="text">
      <style:text-properties fo:font-weight="normal" officeooo:rsid="00727a9b" style:font-weight-asian="normal" style:font-weight-complex="normal"/>
    </style:style>
    <style:style style:name="T19" style:family="text">
      <style:text-properties officeooo:rsid="006e6f6b"/>
    </style:style>
    <style:style style:name="T20" style:family="text">
      <style:text-properties officeooo:rsid="007101a8"/>
    </style:style>
    <style:style style:name="T21" style:family="text">
      <style:text-properties officeooo:rsid="00727a9b"/>
    </style:style>
    <style:style style:name="T22" style:family="text">
      <style:text-properties officeooo:rsid="00704ae7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l</text:span>il CPU</text:p>
      <text:p text:style-name="P13">32 bit instruction.</text:p>
      <text:p text:style-name="P13">up to 16 bit data</text:p>
      <text:h text:style-name="P58" text:outline-level="1">Regisers</text:h>
      <table:table table:name="RegisterModel" table:style-name="RegisterModel" table:template-name="Default Style">
        <table:table-column table:style-name="RegisterModel.A"/>
        <table:table-column table:style-name="RegisterModel.B"/>
        <table:table-column table:style-name="RegisterModel.C"/>
        <table:table-column table:style-name="RegisterModel.D"/>
        <table:table-row table:style-name="RegisterModel.1">
          <table:table-cell table:style-name="RegisterModel.A1" office:value-type="string">
            <text:p text:style-name="P28"/>
          </table:table-cell>
          <table:table-cell table:style-name="RegisterModel.A1" office:value-type="string">
            <text:p text:style-name="P30">Byte</text:p>
          </table:table-cell>
          <table:table-cell table:style-name="RegisterModel.A1" office:value-type="string">
            <text:p text:style-name="P30">Byte</text:p>
          </table:table-cell>
          <table:table-cell table:style-name="RegisterModel.A1" office:value-type="string">
            <text:p text:style-name="P28"/>
          </table:table-cell>
        </table:table-row>
        <table:table-row>
          <table:table-cell table:style-name="RegisterModel.A1" office:value-type="string">
            <text:p text:style-name="P31">AX</text:p>
          </table:table-cell>
          <table:table-cell table:style-name="RegisterModel.B2" office:value-type="string">
            <text:p text:style-name="P30">AL</text:p>
          </table:table-cell>
          <table:table-cell table:style-name="RegisterModel.C2" office:value-type="string">
            <text:p text:style-name="P30">AH</text:p>
          </table:table-cell>
          <table:table-cell table:style-name="RegisterModel.A1" office:value-type="string">
            <text:p text:style-name="P29">Accumulator</text:p>
          </table:table-cell>
        </table:table-row>
        <table:table-row>
          <table:table-cell table:style-name="RegisterModel.A1" office:value-type="string">
            <text:p text:style-name="P31">BX</text:p>
          </table:table-cell>
          <table:table-cell table:style-name="RegisterModel.B3" office:value-type="string">
            <text:p text:style-name="P30">BL</text:p>
          </table:table-cell>
          <table:table-cell table:style-name="RegisterModel.C3" office:value-type="string">
            <text:p text:style-name="P30">BH</text:p>
          </table:table-cell>
          <table:table-cell table:style-name="RegisterModel.A1" office:value-type="string">
            <text:p text:style-name="P29">Base</text:p>
          </table:table-cell>
        </table:table-row>
        <table:table-row>
          <table:table-cell table:style-name="RegisterModel.A1" office:value-type="string">
            <text:p text:style-name="P31">CX</text:p>
          </table:table-cell>
          <table:table-cell table:style-name="RegisterModel.B3" office:value-type="string">
            <text:p text:style-name="P30">CL</text:p>
          </table:table-cell>
          <table:table-cell table:style-name="RegisterModel.C3" office:value-type="string">
            <text:p text:style-name="P30">CH</text:p>
          </table:table-cell>
          <table:table-cell table:style-name="RegisterModel.A1" office:value-type="string">
            <text:p text:style-name="P29">Count</text:p>
          </table:table-cell>
        </table:table-row>
        <table:table-row>
          <table:table-cell table:style-name="RegisterModel.A1" office:value-type="string">
            <text:p text:style-name="P31">DX</text:p>
          </table:table-cell>
          <table:table-cell table:style-name="RegisterModel.B3" office:value-type="string">
            <text:p text:style-name="P30">DL</text:p>
          </table:table-cell>
          <table:table-cell table:style-name="RegisterModel.C3" office:value-type="string">
            <text:p text:style-name="P30">DH</text:p>
          </table:table-cell>
          <table:table-cell table:style-name="RegisterModel.A1" office:value-type="string">
            <text:p text:style-name="P29">Data</text:p>
          </table:table-cell>
        </table:table-row>
        <table:table-row>
          <table:table-cell table:style-name="RegisterModel.A1" office:value-type="string">
            <text:p text:style-name="P36"/>
          </table:table-cell>
          <table:table-cell table:style-name="RegisterModel.C3" table:number-columns-spanned="2" office:value-type="string">
            <text:p text:style-name="P33">SP</text:p>
          </table:table-cell>
          <table:covered-table-cell/>
          <table:table-cell table:style-name="RegisterModel.A1" office:value-type="string">
            <text:p text:style-name="P32">Stack Pointer</text:p>
          </table:table-cell>
        </table:table-row>
        <table:table-row>
          <table:table-cell table:style-name="RegisterModel.A1" office:value-type="string">
            <text:p text:style-name="P36"/>
          </table:table-cell>
          <table:table-cell table:style-name="RegisterModel.C3" table:number-columns-spanned="2" office:value-type="string">
            <text:p text:style-name="P33">BP</text:p>
          </table:table-cell>
          <table:covered-table-cell/>
          <table:table-cell table:style-name="RegisterModel.A1" office:value-type="string">
            <text:p text:style-name="P32">Base Pointer</text:p>
          </table:table-cell>
        </table:table-row>
        <table:table-row table:style-name="RegisterModel.1">
          <table:table-cell table:style-name="RegisterModel.A1" office:value-type="string">
            <text:p text:style-name="P36"/>
          </table:table-cell>
          <table:table-cell table:style-name="RegisterModel.C3" table:number-columns-spanned="2" office:value-type="string">
            <text:p text:style-name="P33">IP</text:p>
          </table:table-cell>
          <table:covered-table-cell/>
          <table:table-cell table:style-name="RegisterModel.A1" office:value-type="string">
            <text:p text:style-name="P32">Instruction Pointer</text:p>
          </table:table-cell>
        </table:table-row>
        <table:table-row table:style-name="RegisterModel.1">
          <table:table-cell table:style-name="RegisterModel.A1" office:value-type="string">
            <text:p text:style-name="P36"/>
          </table:table-cell>
          <table:table-cell table:style-name="RegisterModel.C3" table:number-columns-spanned="2" office:value-type="string">
            <text:p text:style-name="P35">FLAGS</text:p>
          </table:table-cell>
          <table:covered-table-cell/>
          <table:table-cell table:style-name="RegisterModel.A1" office:value-type="string">
            <text:p text:style-name="P34">Status Flags</text:p>
          </table:table-cell>
        </table:table-row>
      </table:table>
      <text:p text:style-name="Table">Table <text:sequence text:ref-name="refTable0" text:name="Table" text:formula="ooow:Table+1" style:num-format="1">1</text:sequence>: Register Model</text:p>
      <text:p text:style-name="P13"/>
      <table:table table:name="REGassignmentTable" table:style-name="REGassignmentTable" table:template-name="Academic">
        <table:table-column table:style-name="REGassignmentTable.A"/>
        <table:table-column table:style-name="REGassignmentTable.B"/>
        <table:table-column table:style-name="REGassignmentTable.C"/>
        <table:table-column table:style-name="REGassignmentTable.D"/>
        <table:table-row table:style-name="REGassignmentTable.1">
          <table:table-cell table:style-name="REGassignmentTable.A1" table:number-columns-spanned="2" office:value-type="string">
            <text:p text:style-name="P37">16-Bit (W = 1)</text:p>
          </table:table-cell>
          <table:covered-table-cell/>
          <table:table-cell table:style-name="REGassignmentTable.A1" table:number-columns-spanned="2" office:value-type="string">
            <text:p text:style-name="P37">8-Bit (W = 0)</text:p>
          </table:table-cell>
          <table:covered-table-cell/>
        </table:table-row>
        <table:table-row table:style-name="REGassignmentTable.1">
          <table:table-cell table:style-name="REGassignmentTable.A2" office:value-type="string">
            <text:p text:style-name="P37">000</text:p>
          </table:table-cell>
          <table:table-cell table:style-name="REGassignmentTable.A2" office:value-type="string">
            <text:p text:style-name="P37">AX</text:p>
          </table:table-cell>
          <table:table-cell table:style-name="REGassignmentTable.C2" office:value-type="float" office:value="0">
            <text:p text:style-name="P37">0</text:p>
          </table:table-cell>
          <table:table-cell table:style-name="REGassignmentTable.A2" office:value-type="string">
            <text:p text:style-name="P37">AL</text:p>
          </table:table-cell>
        </table:table-row>
        <table:table-row table:style-name="REGassignmentTable.1">
          <table:table-cell table:style-name="REGassignmentTable.A2" office:value-type="string">
            <text:p text:style-name="P37">001</text:p>
          </table:table-cell>
          <table:table-cell table:style-name="REGassignmentTable.A2" office:value-type="string">
            <text:p text:style-name="P37">BX</text:p>
          </table:table-cell>
          <table:table-cell table:style-name="REGassignmentTable.C2" office:value-type="float" office:value="1">
            <text:p text:style-name="P37">1</text:p>
          </table:table-cell>
          <table:table-cell table:style-name="REGassignmentTable.A2" office:value-type="string">
            <text:p text:style-name="P37">BL</text:p>
          </table:table-cell>
        </table:table-row>
        <table:table-row table:style-name="REGassignmentTable.1">
          <table:table-cell table:style-name="REGassignmentTable.A2" office:value-type="string">
            <text:p text:style-name="P37">010</text:p>
          </table:table-cell>
          <table:table-cell table:style-name="REGassignmentTable.A2" office:value-type="string">
            <text:p text:style-name="P37">CX</text:p>
          </table:table-cell>
          <table:table-cell table:style-name="REGassignmentTable.C2" office:value-type="float" office:value="10">
            <text:p text:style-name="P37">10</text:p>
          </table:table-cell>
          <table:table-cell table:style-name="REGassignmentTable.A2" office:value-type="string">
            <text:p text:style-name="P37">CL</text:p>
          </table:table-cell>
        </table:table-row>
        <table:table-row table:style-name="REGassignmentTable.1">
          <table:table-cell table:style-name="REGassignmentTable.A2" office:value-type="string">
            <text:p text:style-name="P37">011</text:p>
          </table:table-cell>
          <table:table-cell table:style-name="REGassignmentTable.A2" office:value-type="string">
            <text:p text:style-name="P37">DX</text:p>
          </table:table-cell>
          <table:table-cell table:style-name="REGassignmentTable.C2" office:value-type="float" office:value="11">
            <text:p text:style-name="P37">11</text:p>
          </table:table-cell>
          <table:table-cell table:style-name="REGassignmentTable.A2" office:value-type="string">
            <text:p text:style-name="P37">DL</text:p>
          </table:table-cell>
        </table:table-row>
        <table:table-row table:style-name="REGassignmentTable.1">
          <table:table-cell table:style-name="REGassignmentTable.A2" office:value-type="string">
            <text:p text:style-name="P37">100</text:p>
          </table:table-cell>
          <table:table-cell table:style-name="REGassignmentTable.A2" office:value-type="string">
            <text:p text:style-name="P37">SP</text:p>
          </table:table-cell>
          <table:table-cell table:style-name="REGassignmentTable.C2" office:value-type="float" office:value="100">
            <text:p text:style-name="P37">100</text:p>
          </table:table-cell>
          <table:table-cell table:style-name="REGassignmentTable.A2" office:value-type="string">
            <text:p text:style-name="P37">AH</text:p>
          </table:table-cell>
        </table:table-row>
        <table:table-row table:style-name="REGassignmentTable.1">
          <table:table-cell table:style-name="REGassignmentTable.A2" office:value-type="string">
            <text:p text:style-name="P37">101</text:p>
          </table:table-cell>
          <table:table-cell table:style-name="REGassignmentTable.A2" office:value-type="string">
            <text:p text:style-name="P37">BP</text:p>
          </table:table-cell>
          <table:table-cell table:style-name="REGassignmentTable.C2" office:value-type="float" office:value="101">
            <text:p text:style-name="P37">101</text:p>
          </table:table-cell>
          <table:table-cell table:style-name="REGassignmentTable.A2" office:value-type="string">
            <text:p text:style-name="P37">BH</text:p>
          </table:table-cell>
        </table:table-row>
        <table:table-row table:style-name="REGassignmentTable.1">
          <table:table-cell table:style-name="REGassignmentTable.A2" office:value-type="string">
            <text:p text:style-name="P37">110</text:p>
          </table:table-cell>
          <table:table-cell table:style-name="REGassignmentTable.A2" office:value-type="string">
            <text:p text:style-name="P37">IP</text:p>
          </table:table-cell>
          <table:table-cell table:style-name="REGassignmentTable.C2" office:value-type="float" office:value="110">
            <text:p text:style-name="P37">110</text:p>
          </table:table-cell>
          <table:table-cell table:style-name="REGassignmentTable.A2" office:value-type="string">
            <text:p text:style-name="P37">CH</text:p>
          </table:table-cell>
        </table:table-row>
        <table:table-row table:style-name="REGassignmentTable.1">
          <table:table-cell table:style-name="REGassignmentTable.A9" office:value-type="string">
            <text:p text:style-name="P37">111</text:p>
          </table:table-cell>
          <table:table-cell table:style-name="REGassignmentTable.B9" office:value-type="string">
            <text:p text:style-name="P37">FLAGS</text:p>
          </table:table-cell>
          <table:table-cell table:style-name="REGassignmentTable.C9" office:value-type="float" office:value="111">
            <text:p text:style-name="P37">111</text:p>
          </table:table-cell>
          <table:table-cell table:style-name="REGassignmentTable.D9" office:value-type="string">
            <text:p text:style-name="P37">DH</text:p>
          </table:table-cell>
        </table:table-row>
      </table:table>
      <text:p text:style-name="P13"/>
      <text:h text:style-name="P59" text:outline-level="1">Memory Organization</text:h>
      <text:p text:style-name="P41">Total of 1<text:span text:style-name="T10">7</text:span>-Bit Address and 16-Bit Data</text:p>
      <text:p text:style-name="P9">Base Pointer:</text:p>
      <text:p text:style-name="Text_20_body">From:<text:tab/>00000h</text:p>
      <text:p text:style-name="P40">To:<text:tab/>0FFFFh</text:p>
      <text:p text:style-name="P9">Stack Pointer:</text:p>
      <text:p text:style-name="P40">From:<text:tab/>10000h</text:p>
      <text:p text:style-name="P40">To:<text:tab/>1FFFFh</text:p>
      <text:h text:style-name="P60" text:outline-level="1"><text:soft-page-break/>Flags</text:h>
      <table:table table:name="Flags" table:style-name="Flags" table:template-name="Default Style">
        <table:table-column table:style-name="Flags.A" table:number-columns-repeated="5"/>
        <table:table-row>
          <table:table-cell table:style-name="Flags.A1" office:value-type="string">
            <text:p text:style-name="P38">Bit #</text:p>
          </table:table-cell>
          <table:table-cell table:style-name="Flags.A1" office:value-type="string">
            <text:p text:style-name="P38">Abbreviation</text:p>
          </table:table-cell>
          <table:table-cell table:style-name="Flags.A1" office:value-type="string">
            <text:p text:style-name="P38">Description</text:p>
          </table:table-cell>
          <table:table-cell table:style-name="Flags.D1" office:value-type="float" office:value="1">
            <text:p text:style-name="P38">1</text:p>
          </table:table-cell>
          <table:table-cell table:style-name="Flags.E1" office:value-type="string">
            <text:p text:style-name="P38">0</text:p>
          </table:table-cell>
        </table:table-row>
        <table:table-row>
          <table:table-cell table:style-name="Flags.A2" office:value-type="string">
            <text:p text:style-name="P38">0</text:p>
          </table:table-cell>
          <table:table-cell table:style-name="Flags.B2" office:value-type="string">
            <text:p text:style-name="P38">CF</text:p>
          </table:table-cell>
          <table:table-cell table:style-name="Flags.C2" office:value-type="string">
            <text:p text:style-name="P38">Carry flag</text:p>
          </table:table-cell>
          <table:table-cell table:style-name="Flags.B2" office:value-type="string">
            <text:p text:style-name="P38">CY(carry)</text:p>
          </table:table-cell>
          <table:table-cell table:style-name="Flags.E2" office:value-type="string">
            <text:p text:style-name="P38">NC(no Carry)</text:p>
          </table:table-cell>
        </table:table-row>
        <table:table-row>
          <table:table-cell table:style-name="Flags.A3" office:value-type="string">
            <text:p text:style-name="P28"/>
          </table:table-cell>
          <table:table-cell table:style-name="Flags.B3" office:value-type="string">
            <text:p text:style-name="P28"/>
          </table:table-cell>
          <table:table-cell table:style-name="Flags.C3" office:value-type="string">
            <text:p text:style-name="P28"/>
          </table:table-cell>
          <table:table-cell table:style-name="Flags.B3" office:value-type="string">
            <text:p text:style-name="P28"/>
          </table:table-cell>
          <table:table-cell table:style-name="Flags.E3" office:value-type="string">
            <text:p text:style-name="P28"/>
          </table:table-cell>
        </table:table-row>
      </table:table>
      <text:p text:style-name="P50"/>
      <text:h text:style-name="P61" text:outline-level="1">Instruction Set Overview</text:h>
      <text:p text:style-name="P43">Table <text:sequence text:ref-name="refTable1" text:name="Table" text:formula="ooow:Table+1" style:num-format="1">2</text:sequence></text:p>
      <table:table table:name="InstructionSetOverview" table:style-name="InstructionSetOverview">
        <table:table-column table:style-name="InstructionSetOverview.A"/>
        <table:table-column table:style-name="InstructionSetOverview.B"/>
        <table:table-column table:style-name="InstructionSetOverview.A"/>
        <table:table-column table:style-name="InstructionSetOverview.B"/>
        <table:table-column table:style-name="InstructionSetOverview.E"/>
        <table:table-row>
          <table:table-cell table:style-name="InstructionSetOverview.A1" table:number-columns-spanned="4" office:value-type="string">
            <text:p text:style-name="P3">Instruction Code</text:p>
          </table:table-cell>
          <table:covered-table-cell/>
          <table:covered-table-cell/>
          <table:covered-table-cell/>
          <table:table-cell table:style-name="InstructionSetOverview.E1" office:value-type="string">
            <text:p text:style-name="P3">Description</text:p>
          </table:table-cell>
        </table:table-row>
        <table:table-row>
          <table:table-cell table:style-name="InstructionSetOverview.A2" office:value-type="string">
            <text:p text:style-name="P3">Byte 4</text:p>
          </table:table-cell>
          <table:table-cell table:style-name="InstructionSetOverview.A2" office:value-type="string">
            <text:p text:style-name="P3">Byte 3</text:p>
          </table:table-cell>
          <table:table-cell table:style-name="InstructionSetOverview.A2" office:value-type="string">
            <text:p text:style-name="P3">Byte 2</text:p>
          </table:table-cell>
          <table:table-cell table:style-name="InstructionSetOverview.A2" office:value-type="string">
            <text:p text:style-name="P3">Byte 1</text:p>
          </table:table-cell>
          <table:table-cell table:style-name="InstructionSetOverview.E2" office:value-type="string">
            <text:p text:style-name="Table_20_Contents"/>
          </table:table-cell>
        </table:table-row>
        <table:table-row>
          <table:table-cell table:style-name="InstructionSetOverview.A2" office:value-type="string">
            <text:p text:style-name="P3">7 6 5 4 3 2 1 0</text:p>
          </table:table-cell>
          <table:table-cell table:style-name="InstructionSetOverview.A2" office:value-type="string">
            <text:p text:style-name="P3">7 6 5 4 3 2 1 0</text:p>
          </table:table-cell>
          <table:table-cell table:style-name="InstructionSetOverview.A2" office:value-type="string">
            <text:p text:style-name="P3">7 6 5 4 3 2 1 0</text:p>
          </table:table-cell>
          <table:table-cell table:style-name="InstructionSetOverview.A2" office:value-type="string">
            <text:p text:style-name="P3">7 6 5 4 3 2 1 0</text:p>
          </table:table-cell>
          <table:table-cell table:style-name="InstructionSetOverview.E2" office:value-type="string">
            <text:p text:style-name="Table_20_Contents"/>
          </table:table-cell>
        </table:table-row>
        <table:table-row table:style-name="InstructionSetOverview.4">
          <table:table-cell table:style-name="InstructionSetOverview.E2" table:number-columns-spanned="5" office:value-type="string">
            <text:p text:style-name="P5">Data Transfer</text:p>
          </table:table-cell>
          <table:covered-table-cell/>
          <table:covered-table-cell/>
          <table:covered-table-cell/>
          <table:covered-table-cell/>
        </table:table-row>
        <table:table-row table:style-name="InstructionSetOverview.5">
          <table:table-cell table:style-name="InstructionSetOverview.A2" office:value-type="string">
            <text:p text:style-name="P3">0 0 0 0 0 0 0 1</text:p>
          </table:table-cell>
          <table:table-cell table:style-name="InstructionSetOverview.A2" office:value-type="string">
            <text:p text:style-name="P3">W 0 0 0 <text:span text:style-name="T7">0</text:span> reg<text:note text:id="ftn1" text:note-class="footnote"><text:note-citation>1</text:note-citation><text:note-body><text:p text:style-name="P18">reg is always 3 bit for Selection of Regisers</text:p></text:note-body></text:note></text:p>
          </table:table-cell>
          <table:table-cell table:style-name="InstructionSetOverview.A2" office:value-type="string">
            <text:p text:style-name="P4">Data <text:span text:style-name="T2">if w=1</text:span></text:p>
          </table:table-cell>
          <table:table-cell table:style-name="InstructionSetOverview.A2" office:value-type="string">
            <text:p text:style-name="P3">Data</text:p>
          </table:table-cell>
          <table:table-cell table:style-name="InstructionSetOverview.E2" office:value-type="string">
            <text:p text:style-name="P15"><text:span text:style-name="T3">MOV </text:span>Immediate to Register</text:p>
          </table:table-cell>
        </table:table-row>
        <table:table-row>
          <table:table-cell table:style-name="InstructionSetOverview.A2" office:value-type="string">
            <text:p text:style-name="P3">0 0 0 0 0 0 1 0</text:p>
          </table:table-cell>
          <table:table-cell table:style-name="InstructionSetOverview.A2" office:value-type="string">
            <text:p text:style-name="P3">W d<text:note text:id="ftn2" text:note-class="footnote"><text:note-citation>2</text:note-citation><text:note-body><text:p text:style-name="Footnote">d = 0 from reg<text:span text:style-name="T8">1</text:span> to reg<text:span text:style-name="T8">2</text:span> - d = 1 from reg<text:span text:style-name="T8">2</text:span> to reg<text:span text:style-name="T8">1</text:span></text:p></text:note-body></text:note> reg1 reg2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6"><text:span text:style-name="T3">MOV </text:span>Register to Register</text:p>
          </table:table-cell>
        </table:table-row>
        <table:table-row>
          <table:table-cell table:style-name="InstructionSetOverview.A2" office:value-type="string">
            <text:p text:style-name="P20">0 0 0 0 0 0 1 1</text:p>
          </table:table-cell>
          <table:table-cell table:style-name="InstructionSetOverview.A2" office:value-type="string">
            <text:p text:style-name="P39">W d<text:note text:id="ftn3" text:note-class="footnote"><text:note-citation>3</text:note-citation><text:note-body><text:p text:style-name="P42">d = 0 save from reg to mem - d = 1 save in reg from mem</text:p></text:note-body></text:note> 0 0 0 reg</text:p>
          </table:table-cell>
          <table:table-cell table:style-name="InstructionSetOverview.A2" office:value-type="string">
            <text:p text:style-name="P39"><office:annotation office:name="__Annotation__1098_1498701022" loext:resolved="false"><dc:creator>Glegrith Fibunacci</dc:creator><dc:date>2023-02-08T17:42:24.375586181</dc:date><meta:creator-initials>GF</meta:creator-initials><text:p text:style-name="P67"><text:span text:style-name="T23">If both address bytes = 0 use BP Register</text:span></text:p></office:annotation>Address high<office:annotation-end office:name="__Annotation__1098_1498701022"/></text:p>
          </table:table-cell>
          <table:table-cell table:style-name="InstructionSetOverview.A2" office:value-type="string">
            <text:p text:style-name="P39">Address low</text:p>
          </table:table-cell>
          <table:table-cell table:style-name="InstructionSetOverview.E2" office:value-type="string">
            <text:p text:style-name="P10"><text:span text:style-name="T11">LOD/STO</text:span> Memory <text:span text:style-name="T9">from/to </text:span>Register</text:p>
          </table:table-cell>
        </table:table-row>
        <table:table-row>
          <table:table-cell table:style-name="InstructionSetOverview.A2" office:value-type="string">
            <text:p text:style-name="P20">0 0 0 0 0 1 0 0</text:p>
          </table:table-cell>
          <table:table-cell table:style-name="InstructionSetOverview.A2" office:value-type="string">
            <text:p text:style-name="P27">W 0 0 0 0 reg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>PUSH from Register</text:p>
          </table:table-cell>
        </table:table-row>
        <table:table-row>
          <table:table-cell table:style-name="InstructionSetOverview.A2" office:value-type="string">
            <text:p text:style-name="P20">0 0 0 0 0 1 0 1</text:p>
          </table:table-cell>
          <table:table-cell table:style-name="InstructionSetOverview.A2" office:value-type="string">
            <text:p text:style-name="P44">W 0 0 0 0 reg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2">POP to Register</text:p>
          </table:table-cell>
        </table:table-row>
        <table:table-row>
          <table:table-cell table:style-name="InstructionSetOverview.A2" office:value-type="string">
            <text:p text:style-name="P20">0 0 0 0 0 1 1 0 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>Input from port</text:p>
          </table:table-cell>
        </table:table-row>
        <table:table-row>
          <table:table-cell table:style-name="InstructionSetOverview.A2" office:value-type="string">
            <text:p text:style-name="P20">0 0 0 0 0 1 1 1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>Output to port</text:p>
          </table:table-cell>
        </table:table-row>
        <table:table-row>
          <table:table-cell table:style-name="InstructionSetOverview.A2" office:value-type="string">
            <text:p text:style-name="P20">0 0 0 0 1 0 0 0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>PUSHF Push Flags </text:p>
          </table:table-cell>
        </table:table-row>
        <table:table-row>
          <table:table-cell table:style-name="InstructionSetOverview.A2" office:value-type="string">
            <text:p text:style-name="P20">0 0 0 0 1 0 0 1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>POPF Pop Flags</text:p>
          </table:table-cell>
        </table:table-row>
        <table:table-row>
          <table:table-cell table:style-name="InstructionSetOverview.A2" office:value-type="string">
            <text:p text:style-name="P20">0 0 0 0 1 0 1 0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/>
          </table:table-cell>
        </table:table-row>
        <table:table-row>
          <table:table-cell table:style-name="InstructionSetOverview.A2" office:value-type="string">
            <text:p text:style-name="P20">0 0 0 0 1 0 1 1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/>
          </table:table-cell>
        </table:table-row>
        <table:table-row>
          <table:table-cell table:style-name="InstructionSetOverview.E2" table:number-columns-spanned="5" office:value-type="string">
            <text:p text:style-name="P7">Arithmeti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InstructionSetOverview.A2" office:value-type="string">
            <text:p text:style-name="P48">0 0 1 0 0 0 0 <text:span text:style-name="T15">0</text:span></text:p>
          </table:table-cell>
          <table:table-cell table:style-name="InstructionSetOverview.A2" office:value-type="string">
            <text:p text:style-name="P25">W 0 0 0 0 reg</text:p>
          </table:table-cell>
          <table:table-cell table:style-name="InstructionSetOverview.A2" office:value-type="string">
            <text:p text:style-name="P4">Data <text:span text:style-name="T2">if w=1</text:span></text:p>
          </table:table-cell>
          <table:table-cell table:style-name="InstructionSetOverview.A2" office:value-type="string">
            <text:p text:style-name="P3">Data</text:p>
          </table:table-cell>
          <table:table-cell table:style-name="InstructionSetOverview.E2" office:value-type="string">
            <text:p text:style-name="P25">ADD Immediate</text:p>
          </table:table-cell>
        </table:table-row>
        <table:table-row>
          <table:table-cell table:style-name="InstructionSetOverview.A2" office:value-type="string">
            <text:p text:style-name="P22">0 0 1 0 0 0 0 1</text:p>
          </table:table-cell>
          <table:table-cell table:style-name="InstructionSetOverview.A2" office:value-type="string">
            <text:p text:style-name="P51">W <text:span text:style-name="T21">Src</text:span> 0 0 <text:span text:style-name="T21">Res</text:span></text:p>
          </table:table-cell>
          <table:table-cell table:style-name="InstructionSetOverview.A2" office:value-type="string">
            <text:p text:style-name="P52">0 0 0 0 0 <text:span text:style-name="T21">A</text:span></text:p>
          </table:table-cell>
          <table:table-cell table:style-name="InstructionSetOverview.A2" office:value-type="string">
            <text:p text:style-name="P52">0 0 0 0 0 <text:span text:style-name="T21">B</text:span></text:p>
          </table:table-cell>
          <table:table-cell table:style-name="InstructionSetOverview.E2" office:value-type="string">
            <text:p text:style-name="P26">ADD</text:p>
          </table:table-cell>
        </table:table-row>
        <table:table-row>
          <table:table-cell table:style-name="InstructionSetOverview.A2" office:value-type="string">
            <text:p text:style-name="P23">0 0 1 0 0 0 1 0</text:p>
          </table:table-cell>
          <table:table-cell table:style-name="InstructionSetOverview.A2" office:value-type="string">
            <text:p text:style-name="P51">W <text:span text:style-name="T21">Src</text:span> 0 0 <text:span text:style-name="T21">Res</text:span></text:p>
          </table:table-cell>
          <table:table-cell table:style-name="InstructionSetOverview.A2" office:value-type="string">
            <text:p text:style-name="P52">0 0 0 0 0 <text:span text:style-name="T21">A</text:span></text:p>
          </table:table-cell>
          <table:table-cell table:style-name="InstructionSetOverview.A2" office:value-type="string">
            <text:p text:style-name="P52">0 0 0 0 0 <text:span text:style-name="T21">B</text:span></text:p>
          </table:table-cell>
          <table:table-cell table:style-name="InstructionSetOverview.E2" office:value-type="string">
            <text:p text:style-name="P1"><text:span text:style-name="T6">I</text:span>ADD <text:span text:style-name="T6">Integer Add (Signed)</text:span></text:p>
          </table:table-cell>
        </table:table-row>
        <table:table-row>
          <table:table-cell table:style-name="InstructionSetOverview.A2" office:value-type="string">
            <text:p text:style-name="P24">0 0 1 0 0 0 1 1</text:p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54"><office:annotation office:name="__Annotation__1053_590590588" loext:resolved="false"><dc:creator>Unknown Author</dc:creator><dc:date>2023-06-30T20:31:21.468000000</dc:date><text:p text:style-name="P68"><text:span text:style-name="T23">Not sure yet if I will implement floating point numbers. Because I don’t really now how yet but I will leave this in here for now to block the op code number because I would like to keep the individual types of Arithmetic together</text:span></text:p></office:annotation>FADD Float Add (Signed)<office:annotation-end office:name="__Annotation__1053_590590588"/></text:p>
          </table:table-cell>
        </table:table-row>
        <table:table-row>
          <table:table-cell table:style-name="InstructionSetOverview.A2" office:value-type="string">
            <text:p text:style-name="P24">0 0 1 0 0 1 0 0</text:p>
          </table:table-cell>
          <table:table-cell table:style-name="InstructionSetOverview.A2" office:value-type="string">
            <text:p text:style-name="P56">W 0 0 0 0 reg</text:p>
          </table:table-cell>
          <table:table-cell table:style-name="InstructionSetOverview.A2" office:value-type="string">
            <text:p text:style-name="P56">0 0 0 0 0 0 0 0</text:p>
          </table:table-cell>
          <table:table-cell table:style-name="InstructionSetOverview.A2" office:value-type="string">
            <text:p text:style-name="P56">0 0 0 0 0 0 0 0</text:p>
          </table:table-cell>
          <table:table-cell table:style-name="InstructionSetOverview.E2" office:value-type="string">
            <text:p text:style-name="P1">INC</text:p>
          </table:table-cell>
        </table:table-row>
        <table:table-row>
          <table:table-cell table:style-name="InstructionSetOverview.A2" office:value-type="string">
            <text:p text:style-name="P21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SUB <text:span text:style-name="T6">(Unsigned)</text:span></text:p>
          </table:table-cell>
        </table:table-row>
        <table:table-row>
          <table:table-cell table:style-name="InstructionSetOverview.A2" office:value-type="string">
            <text:p text:style-name="P21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9">ISUB Integer Subtract (Signed)</text:p>
          </table:table-cell>
        </table:table-row>
        <table:table-row>
          <table:table-cell table:style-name="InstructionSetOverview.A2" office:value-type="string">
            <text:p text:style-name="P21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DEC</text:p>
          </table:table-cell>
        </table:table-row>
        <table:table-row>
          <table:table-cell table:style-name="InstructionSetOverview.A2" office:value-type="string">
            <text:p text:style-name="P21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NEG = change sign</text:p>
          </table:table-cell>
        </table:table-row>
        <table:table-row>
          <table:table-cell table:style-name="InstructionSetOverview.A2" office:value-type="string">
            <text:p text:style-name="P21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MUL = Multiply (Unsigned)</text:p>
          </table:table-cell>
        </table:table-row>
        <table:table-row>
          <table:table-cell table:style-name="InstructionSetOverview.A2" office:value-type="string">
            <text:p text:style-name="P21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IMUL integer Multiply (Signed)</text:p>
          </table:table-cell>
        </table:table-row>
        <table:table-row>
          <table:table-cell table:style-name="InstructionSetOverview.A2" office:value-type="string">
            <text:p text:style-name="P21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DIV Divide (Unsigned)</text:p>
          </table:table-cell>
        </table:table-row>
        <table:table-row>
          <table:table-cell table:style-name="InstructionSetOverview.A2" office:value-type="string">
            <text:p text:style-name="P21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IDIV Integer Divide (Signed)</text:p>
          </table:table-cell>
        </table:table-row>
        <table:table-row>
          <table:table-cell table:style-name="InstructionSetOverview.E2" table:number-columns-spanned="5" office:value-type="string">
            <text:p text:style-name="P8">Logi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Shift righ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Shift left</text:p>
          </table:table-cell>
        </table:table-row>
        <text:soft-page-break/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Rotate righ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Rotate lef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Rotate Throug Carry flag lef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Rotate Throug Carry flag righ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NO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AND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OR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XOR</text:p>
          </table:table-cell>
        </table:table-row>
        <table:table-row>
          <table:table-cell table:style-name="InstructionSetOverview.E2" table:number-columns-spanned="5" office:value-type="string">
            <text:p text:style-name="P7">STRING MANIPUL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REP e Repea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MOVS Move Byte/Word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CMPS Compare Byte/Word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SCAS Scan Byte/Word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LODS Load Byte/W<text:span text:style-name="T5">or</text:span>d to AL/AX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STOS Stor<text:span text:style-name="T5">e</text:span> Byte/W<text:span text:style-name="T5">or</text:span>d from AL/A<text:span text:style-name="T5">X</text:span></text:p>
          </table:table-cell>
        </table:table-row>
        <table:table-row>
          <table:table-cell table:style-name="InstructionSetOverview.E2" table:number-columns-spanned="5" office:value-type="string">
            <text:p text:style-name="P7">CONTROL TRANSFE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<text:span text:style-name="T4">JM</text:span>P Unconditional Jump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E/JZ Jump on Equal/Zero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L/JNGE Jump on Less/Not Greater</text:p>
            <text:p text:style-name="P2">or Equal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LE/JNG Jump on Less or Equal/</text:p>
            <text:p text:style-name="P2">Not Greater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B/JNAE Jump on Below/Not Above</text:p>
            <text:p text:style-name="P2">or Equal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BE/JNA Jump on Below or Equal/</text:p>
            <text:p text:style-name="P2">Not Above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O Jump on Overflow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S Jump on Sign</text:p>
          </table:table-cell>
        </table:table-row>
        <table:table-row table:style-name="InstructionSetOverview.57"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NE/JNZ e Jump on Not Equal/Not Zero</text:p>
          </table:table-cell>
        </table:table-row>
        <table:table-row table:style-name="InstructionSetOverview.57"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NL/JGE e Jump on Not Less/Greater</text:p>
            <text:p text:style-name="P2">or Equal</text:p>
          </table:table-cell>
        </table:table-row>
        <table:table-row table:style-name="InstructionSetOverview.57"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NLE/JG e Jump on Not Less or Equal/</text:p>
            <text:p text:style-name="P2"><text:soft-page-break/>Greater</text:p>
          </table:table-cell>
        </table:table-row>
        <table:table-row table:style-name="InstructionSetOverview.57"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7">JNB/JAE e Jump on Not Below/Above</text:p>
            <text:p text:style-name="P17">or Equal</text:p>
          </table:table-cell>
        </table:table-row>
        <table:table-row table:style-name="InstructionSetOverview.57"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NBE/JA e Jump on Not Below or</text:p>
            <text:p text:style-name="P2">Equal/Above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NP/JPO e Jump on Not Par/Par Odd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7">JNO e Jump on Not Overflow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NS e Jump on Not Sign</text:p>
          </table:table-cell>
        </table:table-row>
        <table:table-row>
          <table:table-cell table:style-name="InstructionSetOverview.E2" table:number-columns-spanned="5" office:value-type="string">
            <text:p text:style-name="P7">PROCESSOR CONTRO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WAI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HLT <text:span text:style-name="T5">Halt</text:span>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/>
          </table:table-cell>
        </table:table-row>
      </table:table>
      <text:p text:style-name="P46"/>
      <text:p text:style-name="P45">Notes:</text:p>
      <text:p text:style-name="P45">d = 0 from reg2 to reg1<text:line-break/>d = 1 from reg1 to reg2</text:p>
      <text:h text:style-name="P62" text:outline-level="1">Instruction Set Detailed</text:h>
      <text:p text:style-name="P47">[] = 1 Byte</text:p>
      <text:h text:style-name="P63" text:outline-level="2">ADD Immediate</text:h>
      <text:p text:style-name="P47">Binary: [0010<text:span text:style-name="T12">0</text:span>000] [W000<text:span text:style-name="T12">0</text:span>Reg] [Data if W=1] [Data]</text:p>
      <text:p text:style-name="P47">Example: <text:line-break/><text:tab/>- Add 72 decimal to the AX Register <text:line-break/><text:tab/>- <text:span text:style-name="T12">00100000 10000000 00000000 01001000b <text:line-break/><text:tab/>- </text:span>20 80 <text:span text:style-name="T12">00 48h</text:span></text:p>
      <text:p text:style-name="P49">- Reg is a 3-Bit Number defining which Register the Immediate (Data Bytes) should be calculated with.<text:line-break/>- <text:span text:style-name="T13">The calculation is Register + Immediate</text:span><text:line-break/>- The <text:span text:style-name="T16">r</text:span>esult will be stored in the Register <text:span text:style-name="T12">defined with </text:span>Reg.<text:line-break/>- <text:span text:style-name="T14">If </text:span><text:span text:style-name="T16">result </text:span><text:span text:style-name="T14">goes past 16-Bit Carry flag is set to 1</text:span></text:p>
      <text:h text:style-name="Heading_20_2" text:outline-level="2">ADD</text:h>
      <text:p text:style-name="P53">Description: Perform Addition (ADD) of two values in registers and saves the result either in another register, the stack or in memory.</text:p>
      <text:p text:style-name="P57">Binary: [<text:span text:style-name="T17">00100001</text:span>] [<text:span text:style-name="T19">W</text:span><text:span text:style-name="T20">Src</text:span><text:span text:style-name="T19">00</text:span>Res] [0<text:span text:style-name="T19">0000</text:span>A] [<text:span text:style-name="T19">00000</text:span>B]</text:p>
      <text:list text:style-name="L1">
        <text:list-item>
          <text:p text:style-name="P64"><text:soft-page-break/><text:span text:style-name="T22">Res is a 3-Bit number defining what register the result should be saved to. </text:span><text:span text:style-name="T20">Only relevant if Src is = 00 value will be ignored otherwise.</text:span></text:p>
        </text:list-item>
        <text:list-item>
          <text:p text:style-name="P65">A is a 3-Bit number defining the A value source register</text:p>
        </text:list-item>
        <text:list-item>
          <text:p text:style-name="P65">B is a 3-Bit number defining the B value source register</text:p>
        </text:list-item>
        <text:list-item>
          <text:p text:style-name="P66">Src is a 2-Bit number defining where the result should be saved. Encoded as below.</text:p>
          <text:list>
            <text:list-item>
              <text:p text:style-name="P66">00 = Register (uses Res to define what register precisely)</text:p>
            </text:list-item>
            <text:list-item>
              <text:p text:style-name="P66">01 = Stack (just “pops” the result to Stack)</text:p>
            </text:list-item>
            <text:list-item>
              <text:p text:style-name="P66">10 = Memory (will save result to whatever address is saved in BP register)</text:p>
            </text:list-item>
          </text:list>
        </text:list-item>
      </text:list>
      <text:h text:style-name="Heading_20_2" text:outline-level="2">IADD Integer Add</text:h>
      <text:p text:style-name="P55">Description: Acts same as ADD except signed</text:p>
      <text:p text:style-name="P57">Binary: [<text:span text:style-name="T17">001000</text:span><text:span text:style-name="T18">10</text:span>] [<text:span text:style-name="T19">W</text:span><text:span text:style-name="T20">Src</text:span><text:span text:style-name="T19">00</text:span>Res] [0<text:span text:style-name="T19">0000</text:span>A] [<text:span text:style-name="T19">00000</text:span>B]</text:p>
      <text:p text:style-name="P5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Academic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0">
      <style:table-cell-properties fo:padding="0cm" fo:padding-left="0cm" fo:padding-right="0cm" fo:padding-top="0cm" fo:padding-bottom="0cm"/>
    </style:style>
    <style:style style:name="Academic.4" style:family="table-cell" style:data-style-name="N0">
      <style:table-cell-properties fo:padding="0cm" fo:padding-left="0cm" fo:padding-right="0cm" fo:padding-top="0cm" fo:padding-bottom="0cm"/>
    </style:style>
    <style:style style:name="Academic.5" style:family="table-cell" style:data-style-name="N0">
      <style:table-cell-properties fo:padding="0cm" fo:padding-left="0cm" fo:padding-right="0cm" fo:padding-top="0cm" fo:padding-bottom="0cm"/>
    </style:style>
    <style:style style:name="Academic.6" style:family="table-cell" style:data-style-name="N100">
      <style:table-cell-properties fo:padding="0cm" fo:padding-left="0cm" fo:padding-right="0cm" fo:padding-top="0cm" fo:padding-bottom="0cm"/>
    </style:style>
    <style:style style:name="Academic.7" style:family="table-cell" style:data-style-name="N0">
      <style:table-cell-properties fo:padding="0cm" fo:padding-left="0cm" fo:padding-right="0cm" fo:padding-top="0cm" fo:padding-bottom="0cm"/>
    </style:style>
    <style:style style:name="Academic.8" style:family="table-cell" style:data-style-name="N0">
      <style:table-cell-properties fo:padding="0cm" fo:padding-left="0cm" fo:padding-right="0cm" fo:padding-top="0cm" fo:padding-bottom="0cm"/>
    </style:style>
    <style:style style:name="Academic.9" style:family="table-cell" style:data-style-name="N0">
      <style:table-cell-properties fo:padding="0cm" fo:padding-left="0cm" fo:padding-right="0cm" fo:padding-top="0cm" fo:padding-bottom="0cm"/>
    </style:style>
    <style:style style:name="Academic.10" style:family="table-cell" style:data-style-name="N0">
      <style:table-cell-properties fo:padding="0cm" fo:padding-left="0cm" fo:padding-right="0cm" fo:padding-top="0cm" fo:padding-bottom="0cm"/>
    </style:style>
    <style:style style:name="Academic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0">
      <style:table-cell-properties fo:border-bottom="0.74pt solid #000000" fo:padding="0cm" fo:padding-left="0cm" fo:padding-right="0cm" fo:padding-top="0cm" fo:padding-bottom="0cm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7T15:27:14.962231723</meta:creation-date>
    <meta:editing-cycles>57</meta:editing-cycles>
    <meta:editing-duration>PT15H34M42S</meta:editing-duration>
    <dc:subject>A simple 16-Bit CPU capable of perfoming classic arithmetic and logic operations.</dc:subject>
    <dc:title>lil CPU</dc:title>
    <dc:date>2023-07-21T17:54:02.524000000</dc:date>
    <meta:generator>LibreOffice/7.5.1.2$Windows_X86_64 LibreOffice_project/fcbaee479e84c6cd81291587d2ee68cba099e129</meta:generator>
    <meta:document-statistic meta:table-count="4" meta:image-count="0" meta:object-count="0" meta:page-count="6" meta:paragraph-count="227" meta:word-count="912" meta:character-count="3866" meta:non-whitespace-character-count="3180"/>
    <meta:user-defined meta:name="Editor">MrFibunacci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MrFibunacci" VL:creator="" dc:date-time="2023-01-17T16:30:31"/>
  <VL:version-entry VL:title="Version2" VL:comment="" VL:creator="Glegrith Fibunacci" dc:date-time="2023-01-17T16:35:44"/>
  <VL:version-entry VL:title="Version3" VL:comment="Added footnote to Instruction 3" VL:creator="Glegrith Fibunacci" dc:date-time="2023-02-09T17:18:14"/>
  <VL:version-entry VL:title="Version4" VL:comment="Renamed INS 3 and properly added Push and Pop" VL:creator="Glegrith Fibunacci" dc:date-time="2023-02-14T17:21:34"/>
</VL:version-list>
</file>